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areWebappMojo.rewriteWebXml( File webAppBaseDi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epareWebappMojo.writeInputStreamToFile( final InputStream is , final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pareWebappMojo.writeStringTemplateToFile( final File basedir , final String fileName , final String customFile , final Map templateObjec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repareWebappMojo.copyCustomWebappDirectory( File webAppBase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epareWebappMojo.readResourceFromClassloader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pareWebappMojo.copyRclWrapperLibs( File webAppBase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epareWebappMojo.createProperties( File webAppBase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pareWebappMojo.createSpringProperties( File webAppBaseDir , Rwm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pareWebappMojo.getDependencies( final String groupId , final String artifactId , final String version , final String packag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repareWebappMojo.writeLog4jXml( File webApp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pareWebappMojo.createReloadingClassLoaderConf( File webAppBaseDir , RwmProperties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epareWebappMojo.createUrlClassLoaderConf( File webAppBaseDir , RwmProperties prop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repareWebappMojo.applyXpatchFiles( File webAppBaseDir , RwmProperties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epareWebappMojo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epareWebappMojo.createCocoonProperties( File webAppBaseDir , Rwm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pareWebappMojo.createPath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pareWebappMojo.read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epareWebappMojo.accept( File 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